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45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July 1877?]</text:p>
      <text:p text:style-name="P2">Month<text:tab/><text:tab/><text:tab/><text:tab/><text:tab/><text:tab/></text:p>
      <text:p text:style-name="P2">Year<text:tab/><text:tab/><text:tab/><text:tab/><text:tab/><text:tab/>[1877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Perla Nathans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/</text:p>
      <text:p text:style-name="P6">It would be cruel in me to add intensity to the sorrow which/ weighs down a bereaved household. <text:s/>The mere mention of her,/ who lies enshrouded within this coffin, would rack and tear/ a heart, already overwhelmed with domestic trials. <text:s/>The duty/ of God's servants is to sit by the side of those who mourn,/ and pour soothing drops into the soul form a cup of consola-/-tion. <text:s/>Still too fresh is the wound in the present melan-/-choly instance; too stunning, because so sudden, is the/ blow, that I may hope to bring in healing and chase away/ anguish. <text:s/>Time, the agent of Mercy, and pious me-/-diatations can aid me, after this paroxysm of pain/ shall be over, in working out, a devout resignation to/ the will of a Supreme Ruler; a reconciliation to the/ shifting scenes of this perishable earth./</text:p>
      <text:p text:style-name="P6">But the duty of God's servants is also to instruct;/ to allow no occasion to go unimproved, when he/ can benefit the living by pointing even to the dead./ <text:s/>And I honestly believe that my lamented coreligionist,/ whom we are about to consign to the grave, may rightly/ be taken as a pattern of unobtrusive yet startling virtues./</text:p>
      <text:p text:style-name="P6"/>
      <text:p text:style-name="P6">[Page 2]</text:p>
      <text:p text:style-name="P6">To her a widowed mother turned, and not in vain,/ for efficient help, and for a sensible interchange of/ thoughts in the government of home, and of the tem-/-poral affairs which the untimely decease of the/ head of the family had entailed. <text:s/>A gentle messen-/-ger was she, in the hour of need, whose presence restored/ calmness and urged harmony. <text:s/>Perla Nathans possessed/ qualities redeeming in their character; atoning for <text:span text:style-name="T1">trespasses</text:span><text:span text:style-name="T2"> failings/ inherent in her nature; Obedience to superiors, friendliness to/ </text:span><text:soft-page-break/><text:span text:style-name="T2">neighbors, amiability to strangers, kindness and thought-/-fulness. <text:s/>I may be told that filial devotion, deserves/ no special priase; that to be affectionate as a sister,/ attached as a companion, considerate towards the/ unfortunate, should not call forth a eulogy. <text:s/>Aye:/ my hearers! <text:s/>We all have learnt by rote the command-/-ments which religion and civilized society impose./ <text:s/>But are we all so faithful in their performance, that/ to pass any remarks upon the conduct of one who fulfilled/ the same becomes useless? <text:s/>Are there not, on the con-/trary, many children even among those to whose an-/-cestors the Decalogue was taught at Sinai,/ who slight, if they do not provokingly oppose the parental/ will?/</text:span></text:p>
      <text:p text:style-name="P6"><text:span text:style-name="T2"/></text:p>
      <text:p text:style-name="P6"><text:span text:style-name="T2">[Page 3]</text:span></text:p>
      <text:p text:style-name="P6"><text:span text:style-name="T2">Many who treat their equals with contempt, and/ look upon the needy and unhappy with a pitiless/ eye? <text:s/>If I respond to my own promptings and to a/ desire expressed and bestow a meed of encomum[sic!] upon/ this lamented sister in faith, it is because she deemed it/ not only an obligation but a privilege to be found/ at the bedside of the sick, at the house of the afflicted./ <text:s/>You who now listen to my words, testify to their truth-/-fulness. <text:s/>For you have surrounded this coffin to show/ sympathy for a loss which a mother in Israel can barely/ sustain, but also to tell the bereaved that the name/ which the deceased won by her unaustentatious virtues/ must be relief to poignant sorrow; a sweet me-/-morial to the survivors, an incentive to goodness to/ every one whom she held dear. <text:s/>Oh! may you be so/ comforted and instructed. <text:s/>May the Almighty who/ tries us in the crucible of suffering to purify our exist-/-ence, and fit us for His heavenly association hereafter,/ support you in this sad hour of separation. <text:s/>May/ He vouchsafe to hearken unto my prayer, and let/ you feel serenely resigned and religiously exalted./ <text:s/>(Here follows a prayer)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6T12:13:23.78</meta:creation-date>
    <meta:document-statistic meta:table-count="0" meta:image-count="0" meta:object-count="0" meta:page-count="3" meta:paragraph-count="68" meta:word-count="764" meta:character-count="4822"/>
    <dc:date>2012-10-16T13:00:01.64</dc:date>
    <dc:creator>Penn Libraries</dc:creator>
    <meta:editing-duration>PT00H13M12S</meta:editing-duration>
    <meta:editing-cycles>1</meta:editing-cycles>
    <meta:generator>OpenOffice.org/3.2$Win32 OpenOffice.org_project/320m12$Build-9483</meta:generator>
  </office:meta>
</office:document-meta>
</file>